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5.573cm" fo:margin-left="0.028cm" table:align="left" style:writing-mode="lr-tb"/>
    </style:style>
    <style:style style:name="Tabela1.A" style:family="table-column">
      <style:table-column-properties style:column-width="3.283cm"/>
    </style:style>
    <style:style style:name="Tabela1.B" style:family="table-column">
      <style:table-column-properties style:column-width="5.242cm"/>
    </style:style>
    <style:style style:name="Tabela1.C" style:family="table-column">
      <style:table-column-properties style:column-width="7.04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A4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Standard">
      <style:paragraph-properties fo:margin-top="0cm" fo:margin-bottom="0cm" fo:line-height="150%" style:text-autospace="none"/>
    </style:style>
    <style:style style:name="P2" style:family="paragraph" style:parent-style-name="Standard" style:list-style-name="WW8Num6">
      <style:paragraph-properties fo:margin-top="0cm" fo:margin-bottom="0cm" fo:line-height="150%" fo:text-align="justify" style:justify-single-word="false" style:text-autospace="none"/>
    </style:style>
    <style:style style:name="P3" style:family="paragraph" style:parent-style-name="Standard">
      <style:paragraph-properties fo:margin-top="0cm" fo:margin-bottom="0cm" fo:line-height="150%" style:text-autospace="non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Standard">
      <style:paragraph-properties fo:margin-top="0cm" fo:margin-bottom="0cm" fo:line-height="150%" fo:text-align="center" style:justify-single-word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margin-top="0cm" fo:margin-bottom="0cm" fo:line-height="150%" fo:text-align="justify" style:justify-single-word="false" style:text-autospace="none"/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 style:list-style-name="WW8Num2">
      <style:paragraph-properties fo:margin-top="0cm" fo:margin-bottom="0cm" fo:line-height="150%" fo:text-align="justify" style:justify-single-word="false" style:text-autospace="none"/>
      <style:text-properties style:font-name="Arial" style:font-name-complex="Arial"/>
    </style:style>
    <style:style style:name="P7" style:family="paragraph" style:parent-style-name="Standard">
      <style:paragraph-properties fo:margin-top="0cm" fo:margin-bottom="0cm" fo:line-height="150%" fo:text-align="justify" style:justify-single-word="false" style:text-autospace="none"/>
      <style:text-properties style:font-name="Arial" style:font-name-complex="Arial"/>
    </style:style>
    <style:style style:name="P8" style:family="paragraph" style:parent-style-name="Standard" style:list-style-name="WW8Num5">
      <style:paragraph-properties fo:margin-top="0cm" fo:margin-bottom="0cm" fo:line-height="150%" fo:text-align="justify" style:justify-single-word="false" style:text-autospace="none"/>
      <style:text-properties style:font-name="Arial" style:font-name-complex="Arial"/>
    </style:style>
    <style:style style:name="P9" style:family="paragraph" style:parent-style-name="Standard" style:list-style-name="WW8Num1">
      <style:paragraph-properties fo:margin-top="0cm" fo:margin-bottom="0cm" fo:line-height="150%" fo:text-align="justify" style:justify-single-word="false" style:text-autospace="none"/>
      <style:text-properties style:font-name="Arial" style:font-name-complex="Arial"/>
    </style:style>
    <style:style style:name="P10" style:family="paragraph" style:parent-style-name="Standard" style:list-style-name="WW8Num4">
      <style:paragraph-properties fo:margin-top="0cm" fo:margin-bottom="0cm" fo:line-height="150%" fo:text-align="justify" style:justify-single-word="false" style:text-autospace="none"/>
      <style:text-properties style:font-name="Arial" style:font-name-complex="Arial"/>
    </style:style>
    <style:style style:name="P11" style:family="paragraph" style:parent-style-name="Standard" style:list-style-name="WW8Num6">
      <style:paragraph-properties fo:margin-top="0cm" fo:margin-bottom="0cm" fo:line-height="150%" fo:text-align="justify" style:justify-single-word="false" style:text-autospace="none"/>
      <style:text-properties style:font-name="Arial" style:font-name-complex="Arial"/>
    </style:style>
    <style:style style:name="P12" style:family="paragraph" style:parent-style-name="Standard" style:list-style-name="WW8Num6">
      <style:paragraph-properties fo:margin-top="0cm" fo:margin-bottom="0cm" fo:line-height="150%" fo:text-align="justify" style:justify-single-word="false" style:text-autospace="none"/>
      <style:text-properties style:font-name="Arial" fo:background-color="#ffff00" style:font-name-complex="Arial"/>
    </style:style>
    <style:style style:name="P13" style:family="paragraph" style:parent-style-name="Standard" style:master-page-name="Standard">
      <style:paragraph-properties fo:margin-top="0cm" fo:margin-bottom="0cm" fo:line-height="150%" style:page-number="auto" style:text-autospace="none"/>
      <style:text-properties style:font-name="Arial" fo:font-size="14pt" fo:font-weight="bold" style:font-size-asian="14pt" style:font-weight-asian="bold" style:font-name-complex="Arial" style:font-style-complex="italic" style:font-weight-complex="bold"/>
    </style:style>
    <style:style style:name="P14" style:family="paragraph" style:parent-style-name="Standard">
      <style:paragraph-properties fo:margin-left="1.249cm" fo:margin-right="0cm" fo:margin-top="0cm" fo:margin-bottom="0cm" fo:line-height="150%" fo:text-align="center" style:justify-single-word="false" fo:text-indent="-1.249cm" style:auto-text-indent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15" style:family="paragraph" style:parent-style-name="Standard">
      <style:paragraph-properties fo:margin-left="1.249cm" fo:margin-right="0cm" fo:margin-top="0cm" fo:margin-bottom="0cm" fo:line-height="150%" fo:text-align="center" style:justify-single-word="false" fo:text-indent="-1.249cm" style:auto-text-indent="false" style:text-autospace="none" style:snap-to-layout-grid="false"/>
      <style:text-properties style:font-name="Arial" style:font-name-complex="Arial"/>
    </style:style>
    <style:style style:name="P16" style:family="paragraph" style:parent-style-name="Standard">
      <style:paragraph-properties fo:margin-left="1.905cm" fo:margin-right="0cm" fo:margin-top="0cm" fo:margin-bottom="0cm" fo:line-height="150%" fo:text-align="justify" style:justify-single-word="false" fo:text-indent="0cm" style:auto-text-indent="false" style:text-autospace="none"/>
      <style:text-properties style:font-name="Arial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text-underline-style="solid" style:text-underline-width="auto" style:text-underline-color="font-color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file-name text:display="name">UC01.01.00 - Manter Aluno</text:file-name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4">Histórico de Modificações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4">Data</text:p>
          </table:table-cell>
          <table:table-cell table:style-name="Tabela1.A2" office:value-type="string">
            <text:p text:style-name="P14">Autor</text:p>
          </table:table-cell>
          <table:table-cell table:style-name="Tabela1.A1" office:value-type="string">
            <text:p text:style-name="P14">Descrição</text:p>
          </table:table-cell>
        </table:table-row>
        <table:table-row table:style-name="Tabela1.1">
          <table:table-cell table:style-name="Tabela1.A2" office:value-type="string">
            <text:p text:style-name="P15">Setembro/2010</text:p>
          </table:table-cell>
          <table:table-cell table:style-name="Tabela1.A2" office:value-type="string">
            <text:p text:style-name="P15">Luciana C. I. Lima</text:p>
          </table:table-cell>
          <table:table-cell table:style-name="Tabela1.A1" office:value-type="string">
            <text:p text:style-name="P15">Versão inicial do caso de uso</text:p>
          </table:table-cell>
        </table:table-row>
        <table:table-row table:style-name="Tabela1.1">
          <table:table-cell table:style-name="Tabela1.A4" office:value-type="date" office:date-value="2010-12-02">
            <text:p text:style-name="P15">02/12/10</text:p>
          </table:table-cell>
          <table:table-cell table:style-name="Tabela1.A2" office:value-type="string">
            <text:p text:style-name="P15">Marcio Belo</text:p>
          </table:table-cell>
          <table:table-cell table:style-name="Tabela1.A1" office:value-type="string">
            <text:p text:style-name="P15">Elaboração do fluxo principal</text:p>
          </table:table-cell>
        </table:table-row>
      </table:table>
      <text:p text:style-name="P1"/>
      <text:p text:style-name="P5">Pré-condições</text:p>
      <text:list xml:id="list39140194" text:style-name="WW8Num2">
        <text:list-item>
          <text:p text:style-name="P6">Usuário autenticado no sistema com as permissões de Secretária Acadêmica.</text:p>
        </text:list-item>
        <text:list-item>
          <text:p text:style-name="P6">Secretária Acadêmica escolhe a opção “Cadastro – Aluno”;</text:p>
        </text:list-item>
      </text:list>
      <text:p text:style-name="P7"/>
      <text:p text:style-name="P5">Atores</text:p>
      <text:list xml:id="list39126612" text:style-name="WW8Num5">
        <text:list-item>
          <text:p text:style-name="P8">Secretária Acadêmica (primário).</text:p>
        </text:list-item>
      </text:list>
      <text:p text:style-name="P7"/>
      <text:p text:style-name="P5">Fluxo Principal</text:p>
      <text:list xml:id="list39142510" text:style-name="WW8Num6">
        <text:list-item>
          <text:p text:style-name="P11">Incluir caso de uso “UC01.10.00 - Buscar Aluno”;</text:p>
        </text:list-item>
        <text:list-item>
          <text:p text:style-name="P11">Sistema exibe dados do aluno para consulta nas seguintes abas:</text:p>
          <text:list>
            <text:list-item>
              <text:p text:style-name="P11">Dados Pessoais</text:p>
              <text:list>
                <text:list-item>
                  <text:p text:style-name="P11">Nome</text:p>
                </text:list-item>
                <text:list-item>
                  <text:p text:style-name="P11">Sexo</text:p>
                </text:list-item>
                <text:list-item>
                  <text:p text:style-name="P11">Data de Nascimento</text:p>
                </text:list-item>
                <text:list-item>
                  <text:p text:style-name="P11">Nacionalidade</text:p>
                </text:list-item>
                <text:list-item>
                  <text:p text:style-name="P11">Naturalidade</text:p>
                </text:list-item>
              </text:list>
            </text:list-item>
            <text:list-item>
              <text:p text:style-name="P11">Contato</text:p>
              <text:list>
                <text:list-item>
                  <text:p text:style-name="P11">CEP</text:p>
                </text:list-item>
                <text:list-item>
                  <text:p text:style-name="P11">Endereço</text:p>
                </text:list-item>
                <text:list-item>
                  <text:p text:style-name="P11">Bairro</text:p>
                </text:list-item>
                <text:list-item>
                  <text:p text:style-name="P11">Município</text:p>
                </text:list-item>
                <text:list-item>
                  <text:p text:style-name="P11">Estado</text:p>
                </text:list-item>
                <text:list-item>
                  <text:p text:style-name="P11">Telefone Residencial</text:p>
                </text:list-item>
                <text:list-item>
                  <text:p text:style-name="P11">E-mail</text:p>
                </text:list-item>
              </text:list>
            </text:list-item>
            <text:list-item>
              <text:p text:style-name="P11">Complementar</text:p>
              <text:list>
                <text:list-item>
                  <text:p text:style-name="P11">Estado Civil</text:p>
                </text:list-item>
                <text:list-item>
                  <text:p text:style-name="P11">Cor/Raça</text:p>
                </text:list-item>
                <text:list-item>
                  <text:p text:style-name="P11">Necessidade Especial. Uma ou mais entre as opções: Auditiva, Visual, Motora e Mental</text:p>
                </text:list-item>
              </text:list>
            </text:list-item>
            <text:list-item>
              <text:p text:style-name="P11"><text:soft-page-break/>Documentos</text:p>
              <text:list>
                <text:list-item>
                  <text:p text:style-name="P11">RG do Aluno</text:p>
                </text:list-item>
                <text:list-item>
                  <text:p text:style-name="P11">Data de Emissão do RG</text:p>
                </text:list-item>
                <text:list-item>
                  <text:p text:style-name="P11">CPF</text:p>
                </text:list-item>
                <text:list-item>
                  <text:p text:style-name="P11">Certidão de Nascimento</text:p>
                  <text:list>
                    <text:list-item>
                      <text:p text:style-name="P11">Cidade</text:p>
                    </text:list-item>
                    <text:list-item>
                      <text:p text:style-name="P11">SubDistrito</text:p>
                    </text:list-item>
                    <text:list-item>
                      <text:p text:style-name="P11">UF</text:p>
                    </text:list-item>
                  </text:list>
                </text:list-item>
                <text:list-item>
                  <text:p text:style-name="P11">Certidão de Alistamento Militar</text:p>
                  <text:list>
                    <text:list-item>
                      <text:p text:style-name="P11">Número </text:p>
                    </text:list-item>
                    <text:list-item>
                      <text:p text:style-name="P11">Série</text:p>
                    </text:list-item>
                    <text:list-item>
                      <text:p text:style-name="P11">Data de Emissão</text:p>
                    </text:list-item>
                    <text:list-item>
                      <text:p text:style-name="P11">RM</text:p>
                    </text:list-item>
                    <text:list-item>
                      <text:p text:style-name="P11">CSM</text:p>
                    </text:list-item>
                  </text:list>
                </text:list-item>
                <text:list-item>
                  <text:p text:style-name="P11">Certificado de Reservista</text:p>
                  <text:list>
                    <text:list-item>
                      <text:p text:style-name="P11">Data de Emissão</text:p>
                    </text:list-item>
                    <text:list-item>
                      <text:p text:style-name="P11">Categoria</text:p>
                    </text:list-item>
                    <text:list-item>
                      <text:p text:style-name="P11">RM</text:p>
                    </text:list-item>
                    <text:list-item>
                      <text:p text:style-name="P11">CSM</text:p>
                    </text:list-item>
                  </text:list>
                </text:list-item>
                <text:list-item>
                  <text:p text:style-name="P11">Título de Eleitor</text:p>
                  <text:list>
                    <text:list-item>
                      <text:p text:style-name="P11">Número</text:p>
                    </text:list-item>
                    <text:list-item>
                      <text:p text:style-name="P11">Data de Emissão</text:p>
                    </text:list-item>
                    <text:list-item>
                      <text:p text:style-name="P11">Zona Eleitoral</text:p>
                    </text:list-item>
                    <text:list-item>
                      <text:p text:style-name="P11">Seção</text:p>
                    </text:list-item>
                  </text:list>
                </text:list-item>
              </text:list>
            </text:list-item>
            <text:list-item>
              <text:p text:style-name="P11">Responsáveis</text:p>
              <text:list>
                <text:list-item>
                  <text:p text:style-name="P11">Nome da Mãe</text:p>
                </text:list-item>
                <text:list-item>
                  <text:p text:style-name="P11">RG da Mãe</text:p>
                </text:list-item>
                <text:list-item>
                  <text:p text:style-name="P11">Nome do Pai</text:p>
                </text:list-item>
              </text:list>
            </text:list-item>
            <text:list-item>
              <text:p text:style-name="P11">Escolar</text:p>
              <text:list>
                <text:list-item>
                  <text:p text:style-name="P11">Escola de Ensino Médio</text:p>
                </text:list-item>
                <text:list-item>
                  <text:p text:style-name="P2"><text:span text:style-name="T1">UF da Escola de Ensino Médio</text:span></text:p>
                </text:list-item>
                <text:list-item>
                  <text:p text:style-name="P2"><text:span text:style-name="T1">Modalidade de Origem</text:span></text:p>
                </text:list-item>
                <text:list-item>
                  <text:p text:style-name="P2"><text:span text:style-name="T1">Ano de conclusão</text:span></text:p>
                </text:list-item>
              </text:list>
            </text:list-item>
          </text:list>
        </text:list-item>
        <text:list-item>
          <text:p text:style-name="P2"><text:soft-page-break/><text:span text:style-name="T1">Encerra caso de uso.</text:span></text:p>
        </text:list-item>
      </text:list>
      <text:p text:style-name="P7"/>
      <text:p text:style-name="P5">Fluxo Alternativo 1</text:p>
      <text:list xml:id="list39122780" text:style-name="WW8Num1">
        <text:list-item>
          <text:p text:style-name="P9">Usuário encerra execução do caso de uso a qualquer momento.</text:p>
        </text:list-item>
      </text:list>
      <text:p text:style-name="P5"/>
      <text:p text:style-name="P5">Pós-condições</text:p>
      <text:list xml:id="list39112424" text:style-name="WW8Num4">
        <text:list-item>
          <text:p text:style-name="P10">Sistema informou que o aluno existe na base de dados do Coruja e exibiu um resumo das informações cadastradas do aluno.</text:p>
        </text:list-item>
        <text:list-item>
          <text:p text:style-name="P10">Sistema registrou no log de auditoria o seguinte registro para o usuário autenticado: “Consultados os dados do aluno <text:span text:style-name="T2">Fulando de Tal</text:span>, Data de Nascimento <text:span text:style-name="T2">17/05/1975</text:span>, E-Mail <text:span text:style-name="T2">mbelo.ist-rio@faetec.rj.gov.br</text:span>”;</text:p>
        </text:list-item>
      </text:list>
      <text:p text:style-name="P16"/>
      <text:p text:style-name="P5">Regras de Negócio</text:p>
      <text:p text:style-name="P7">N/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start" style:justify-single-word="false" fo:orphans="2" fo:widows="2" fo:hyphenation-ladder-count="no-limit" style:writing-mode="lr-tb"/>
      <style:text-properties style:use-window-font-color="true" style:font-name="Calibri" fo:font-size="11pt" fo:language="pt" fo:country="BR" style:font-name-asian="Calibri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arágrafo_20_da_20_Lista" style:display-name="Parágrafo da Lista" style:family="paragraph" style:parent-style-name="Standard">
      <style:paragraph-properties fo:margin-left="1.27cm" fo:margin-right="0cm" fo:text-indent="0cm" style:auto-text-indent="false"/>
    </style:style>
    <style:style style:name="Mapa_20_do_20_Documento" style:display-name="Mapa do Document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Fonte_20_parág._20_padrão" style:display-name="Fonte parág. padrão" style:family="text"/>
    <style:style style:name="Mapa_20_do_20_Documento_20_Char" style:display-name="Mapa do Document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318cm" fo:margin-left="7.62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318cm" fo:margin-left="11.43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W8Num7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51387</meta:initial-creator>
    <meta:creation-date>2010-03-01T10:54:00</meta:creation-date>
    <dc:date>2010-12-02T19:14:31.92</dc:date>
    <meta:editing-cycles>33</meta:editing-cycles>
    <meta:editing-duration>PT12H39M21S</meta:editing-duration>
    <meta:generator>BrOffice.org/3.2$Win32 OpenOffice.org_project/320m12$Build-9483</meta:generator>
    <meta:document-statistic meta:table-count="1" meta:image-count="0" meta:object-count="0" meta:page-count="3" meta:paragraph-count="78" meta:word-count="312" meta:character-count="1728"/>
  </office:meta>
</office:document-meta>
</file>